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afa0" officeooo:paragraph-rsid="000ea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l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09:39.840459613</meta:creation-date>
    <dc:date>2020-05-18T15:09:52.709102611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3"/>
    <meta:generator>LibreOffice/6.0.7.3$Linux_X86_64 LibreOffice_project/00m0$Build-3</meta:generator>
  </office:meta>
</office:document-meta>
</file>